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e0f1" officeooo:paragraph-rsid="0012e0f1"/>
    </style:style>
    <style:style style:name="P2" style:family="paragraph" style:parent-style-name="Text_20_body">
      <style:text-properties officeooo:rsid="0012e0f1"/>
    </style:style>
    <style:style style:name="P3" style:family="paragraph" style:parent-style-name="Text_20_body" style:list-style-name="L6">
      <style:text-properties officeooo:paragraph-rsid="0012e0f1"/>
    </style:style>
    <style:style style:name="P4" style:family="paragraph" style:parent-style-name="Text_20_body" style:list-style-name="L7">
      <style:text-properties officeooo:paragraph-rsid="0012e0f1"/>
    </style:style>
    <style:style style:name="P5" style:family="paragraph" style:parent-style-name="Text_20_body" style:list-style-name="L8">
      <style:text-properties officeooo:paragraph-rsid="0012e0f1"/>
    </style:style>
    <style:style style:name="P6" style:family="paragraph" style:parent-style-name="Text_20_body" style:list-style-name="L9">
      <style:text-properties officeooo:paragraph-rsid="0012e0f1"/>
    </style:style>
    <style:style style:name="P7" style:family="paragraph" style:parent-style-name="Text_20_body" style:list-style-name="L10">
      <style:text-properties officeooo:paragraph-rsid="0012e0f1"/>
    </style:style>
    <style:style style:name="P8" style:family="paragraph" style:parent-style-name="Title">
      <style:text-properties officeooo:rsid="0012e0f1"/>
    </style:style>
    <style:style style:name="T1" style:family="text">
      <style:text-properties officeooo:rsid="0012e0f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éponse</text:p>
      <text:h text:style-name="Heading_20_1" text:outline-level="1">Exercice 1</text:h>
      <text:p text:style-name="P2">Je constate que l'énoncé propose de réaliser une fonction de modification de table de base de données. Cela implique que les tables ont des données inscrites en dur dans chaque table. Je propose de répondre à ce cas de figure avec la solution 1. Cependant, je propose de voir en solution 2, une réponse au besoin avec une base de données dont la propriété unité de stock est uniquement calculée. Ceci afin de garantir à tout instant la cohérence de la base de données.</text:p>
      <text:h text:style-name="Heading_20_2" text:outline-level="2">Solution 1</text:h>
      <text:p text:style-name="P2">La réalisation de cette fonction doit garantir la cohérence des données stockées en base de données. Pour ce faire, je compte suivre les étapes dans l’ordre suivant :</text:p>
      <text:list xml:id="list420289440" text:style-name="L6">
        <text:list-item>
          <text:p text:style-name="P3"><text:span text:style-name="T1">Créer la base de données</text:span></text:p>
        </text:list-item>
        <text:list-item>
          <text:p text:style-name="P3"><text:span text:style-name="T1">Construire le script de création de la base de données</text:span></text:p>
        </text:list-item>
        <text:list-item>
          <text:p text:style-name="P3"><text:span text:style-name="T1">Réaliser la fonction attendue</text:span></text:p>
        </text:list-item>
        <text:list-item>
          <text:p text:style-name="P3"><text:span text:style-name="T1">Effectuer un test</text:span></text:p>
        </text:list-item>
      </text:list>
      <text:h text:style-name="Heading_20_2" text:outline-level="2">Solution 2</text:h>
      <text:p text:style-name="P2">Dans cette solution, il faudra mettre en place des vues en SQL puis des triggers pour assurer la sécurité des données. Par la suite, toute modification des tables de l’inventaire, de l’achat ou de la fabrication affectera automatiquement le résultat d’unité de stock.</text:p>
      <text:h text:style-name="Heading_20_1" text:outline-level="1">Exercice 2</text:h>
      <text:p text:style-name="P2">Au vu du contexte du projet, il faut construire une structure qui facilitera l’intégration des autres besoins non traités par ce test. Pour répondre à cet exercice, je vais effectuer dans l’ordre :</text:p>
      <text:list xml:id="list1292237674" text:style-name="L7">
        <text:list-item>
          <text:p text:style-name="P4"><text:span text:style-name="T1">Mise en place d’un serveur HTTP</text:span></text:p>
        </text:list-item>
        <text:list-item>
          <text:p text:style-name="P4"><text:span text:style-name="T1">Mise en place du gestionnaire de middleware</text:span></text:p>
        </text:list-item>
        <text:list-item>
          <text:p text:style-name="P4"><text:span text:style-name="T1">Mise en place d’un routeur</text:span></text:p>
        </text:list-item>
        <text:list-item>
          <text:p text:style-name="P4"><text:span text:style-name="T1">Mise en place d’un contrôleur</text:span></text:p>
        </text:list-item>
        <text:list-item>
          <text:p text:style-name="P4"><text:span text:style-name="T1">Mise en place d’un data-mapper</text:span></text:p>
        </text:list-item>
        <text:list-item>
          <text:p text:style-name="P4"><text:span text:style-name="T1">Mise en place des fonctions SQL</text:span></text:p>
        </text:list-item>
        <text:list-item>
          <text:p text:style-name="P4"><text:span text:style-name="T1">Création d’un routeur côté front</text:span></text:p>
        </text:list-item>
        <text:list-item>
          <text:p text:style-name="P4"><text:span text:style-name="T1">Mise en place d’une barre de navigation</text:span></text:p>
        </text:list-item>
        <text:list-item>
          <text:p text:style-name="P4"><text:span text:style-name="T1">Création des formulaires</text:span></text:p>
        </text:list-item>
        <text:list-item>
          <text:p text:style-name="P4"><text:span text:style-name="T1">Création de l’API côté front contenant toute la logique des requêtes</text:span></text:p>
        </text:list-item>
      </text:list>
      <text:h text:style-name="Heading_20_2" text:outline-level="2"><text:soft-page-break/>Exercice 3</text:h>
      <text:p text:style-name="P2">Au vu de tout ce qui a été fait pour l’exercice 2, il suffit d’ajouter :</text:p>
      <text:list xml:id="list1066118563" text:style-name="L8">
        <text:list-item>
          <text:p text:style-name="P5"><text:span text:style-name="T1">La logique de filtration des données</text:span></text:p>
        </text:list-item>
        <text:list-item>
          <text:p text:style-name="P5"><text:span text:style-name="T1">La logique de tri</text:span></text:p>
        </text:list-item>
        <text:list-item>
          <text:p text:style-name="P5"><text:span text:style-name="T1">La nouvelle page pour afficher les données</text:span></text:p>
        </text:list-item>
      </text:list>
      <text:h text:style-name="Heading_20_2" text:outline-level="2">Exercice 4</text:h>
      <text:p text:style-name="P1">Déroulement des étapes :</text:p>
      <text:list xml:id="list1912933519" text:style-name="L9">
        <text:list-item>
          <text:p text:style-name="P6"><text:span text:style-name="T1">Ajout d’un bouton réception à la liste précédente qui redirige vers le formulaire prérempli</text:span></text:p>
        </text:list-item>
        <text:list-item>
          <text:p text:style-name="P6"><text:span text:style-name="T1">Ajout d’une propriété un champ au JSON pour savoir si l’ordre d’achat a déjà été réceptionné</text:span></text:p>
        </text:list-item>
        <text:list-item>
          <text:p text:style-name="P6"><text:span text:style-name="T1">Création du formulaire</text:span></text:p>
        </text:list-item>
      </text:list>
      <text:h text:style-name="Heading_20_2" text:outline-level="2">Exercice 5</text:h>
      <text:p text:style-name="P2">Déroulement des étapes :</text:p>
      <text:list xml:id="list723608170" text:style-name="L10">
        <text:list-item>
          <text:p text:style-name="P7"><text:span text:style-name="T1">Création d’un endpoint particulier permettant le transfert entre stocks multiples</text:span></text:p>
        </text:list-item>
        <text:list-item>
          <text:p text:style-name="P7"><text:span text:style-name="T1">Création d’une fonction générant une requête SQL de type « BEGIN … COMMIT »</text:span></text:p>
        </text:list-item>
        <text:list-item>
          <text:p text:style-name="P7"><text:span text:style-name="T1">Création du formulair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20:51:18.673429980</meta:creation-date>
    <dc:date>2024-07-10T21:52:53.735655959</dc:date>
    <meta:editing-duration>PT1H1M35S</meta:editing-duration>
    <meta:editing-cycles>3</meta:editing-cycles>
    <meta:generator>LibreOffice/7.4.7.2$Linux_X86_64 LibreOffice_project/40$Build-2</meta:generator>
    <meta:document-statistic meta:table-count="0" meta:image-count="0" meta:object-count="0" meta:page-count="2" meta:paragraph-count="38" meta:word-count="409" meta:character-count="2297" meta:non-whitespace-character-count="1949"/>
  </office:meta>
</office:document-meta>
</file>